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84fa" officeooo:paragraph-rsid="001184fa"/>
    </style:style>
    <style:style style:name="P2" style:family="paragraph" style:parent-style-name="Standard">
      <style:text-properties fo:font-style="italic" officeooo:rsid="001302bd" officeooo:paragraph-rsid="001302bd" style:font-style-asian="italic" style:font-style-complex="italic"/>
    </style:style>
    <style:style style:name="P3" style:family="paragraph" style:parent-style-name="Standard">
      <style:text-properties fo:font-style="normal" officeooo:rsid="001302bd" officeooo:paragraph-rsid="001302bd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l JKTQPlotter (follow README.md) and install</text:p>
      <text:p text:style-name="P1"/>
      <text:p text:style-name="P1"/>
      <text:p text:style-name="P2">mkdir build &amp;&amp; cd build</text:p>
      <text:p text:style-name="P2">cmake --build .. --config "Release"</text:p>
      <text:p text:style-name="P2">sudo cmake --install ..</text:p>
      <text:p text:style-name="P2"/>
      <text:p text:style-name="P3">2. Install VTK</text:p>
      <text:p text:style-name="P2"/>
      <text:p text:style-name="P2">mkdir build &amp;&amp; cd build</text:p>
      <text:p text:style-name="P2">cmake ..</text:p>
      <text:p text:style-name="P2">cmake --build .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8:14:40.906134822</meta:creation-date>
    <dc:date>2024-09-09T08:49:51.841646876</dc:date>
    <meta:editing-duration>PT10M4S</meta:editing-duration>
    <meta:editing-cycles>1</meta:editing-cycles>
    <meta:document-statistic meta:table-count="0" meta:image-count="0" meta:object-count="0" meta:page-count="1" meta:paragraph-count="8" meta:word-count="38" meta:character-count="195" meta:non-whitespace-character-count="169"/>
    <meta:generator>LibreOffice/24.2.5.2$Linux_X86_64 LibreOffice_project/420$Build-2</meta:generator>
  </office:meta>
</office:document-meta>
</file>